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San Francisco', 'Helvetica Neue', Helvetica, Arial"/>
    <style:font-face style:name="Roboto1" svg:font-family="Roboto, sans-serif"/>
  </office:font-face-decls>
  <office:automatic-styles>
    <style:style style:name="P1" style:family="paragraph" style:parent-style-name="Heading_20_2">
      <style:text-properties fo:color="#3f5368" loext:opacity="100%" style:font-name="Roboto1" fo:font-size="12pt" fo:font-weight="bold"/>
    </style:style>
    <style:style style:name="P2" style:family="paragraph" style:parent-style-name="Heading_20_3">
      <style:paragraph-properties fo:margin-left="0cm" fo:margin-right="0cm" fo:margin-top="0cm" fo:margin-bottom="0cm" style:contextual-spacing="false" style:line-height-at-least="0.423cm" fo:text-indent="0cm" style:auto-text-indent="false"/>
      <style:text-properties fo:font-variant="normal" fo:text-transform="none" fo:color="#3f5368" loext:opacity="100%" style:font-name="Roboto1" fo:font-size="8.5pt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</style:style>
    <style:style style:name="T1" style:family="text">
      <style:text-properties fo:font-variant="normal" fo:text-transform="none" fo:color="#2c2d30" loext:opacity="100%" style:font-name="Roboto" fo:font-size="7.5pt" fo:letter-spacing="normal" fo:font-style="normal" fo:font-weight="bold" fo:background-color="#ffffff" loext:char-shading-value="0" loext:padding="0cm" loext:border="none"/>
    </style:style>
    <style:style style:name="T2" style:family="text">
      <style:text-properties fo:font-variant="normal" fo:text-transform="none" fo:color="#2c2d30" loext:opacity="100%" style:font-name="Roboto" fo:font-size="7.5pt" fo:letter-spacing="normal" fo:font-style="normal" fo:font-weight="normal" fo:background-color="#ffffff" loext:char-shading-value="0" loext:padding="0cm" loext:border="none"/>
    </style:style>
    <style:style style:name="T3" style:family="text">
      <style:text-properties officeooo:rsid="0019a987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3">З</text:span>накомство с языками программирования (семинары)</text:h>
      <text:h text:style-name="P2" text:outline-level="3">Урок 9. Рекурсия</text:h>
      <text:section text:style-name="Sect1" text:name="main-content-wrapper__scrollable-container">
        <text:p text:style-name="P3"><text:span text:style-name="Strong_20_Emphasis"><text:span text:style-name="T1">Задача 64:</text:span></text:span><text:span text:style-name="T2"> Задайте значение N. Напишите программу, которая выведет все натуральные числа в промежутке от N до 1. Выполнить с помощью рекурсии.<text:line-break/>N = 5 -&gt; "5, 4, 3, 2, 1"<text:line-break/>N = 8 -&gt; "8, 7, 6, 5, 4, 3, 2, 1"<text:line-break/><text:line-break/></text:span><text:span text:style-name="Strong_20_Emphasis"><text:span text:style-name="T1">Задача 66:</text:span></text:span><text:span text:style-name="T2"> Задайте значения M и N. Напишите программу, которая найдёт сумму натуральных элементов в промежутке от M до N.<text:line-break/>M = 1; N = 15 -&gt; 120<text:line-break/>M = 4; N = 8. -&gt; 30<text:line-break/><text:line-break/></text:span><text:span text:style-name="Strong_20_Emphasis"><text:span text:style-name="T1">Задача 68:</text:span></text:span><text:span text:style-name="T2"> Напишите программу вычисления функции Аккермана с помощью рекурсии. Даны два неотрицательных числа m и n.<text:line-break/>m = 2, n = 3 -&gt; A(m,n) = 9<text:line-break/>m = 3, n = 2 -&gt; A(m,n) = 29</text:span>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San Francisco', 'Helvetica Neue', Helvetica, Arial"/>
    <style:font-face style:name="Roboto1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7T11:31:51.624000000</meta:creation-date>
    <dc:date>2023-06-27T11:32:49.099000000</dc:date>
    <meta:editing-duration>PT58S</meta:editing-duration>
    <meta:editing-cycles>1</meta:editing-cycles>
    <meta:document-statistic meta:table-count="0" meta:image-count="0" meta:object-count="0" meta:page-count="1" meta:paragraph-count="3" meta:word-count="124" meta:character-count="602" meta:non-whitespace-character-count="479"/>
    <meta:generator>LibreOffice/7.3.1.3$Windows_X86_64 LibreOffice_project/a69ca51ded25f3eefd52d7bf9a5fad8c90b87951</meta:generator>
  </office:meta>
</office:document-meta>
</file>